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ddddd" draw:textarea-horizontal-align="justify" draw:textarea-vertical-align="middle" draw:auto-grow-height="false" fo:min-height="2.25cm" fo:min-width="6.2cm"/>
    </style:style>
    <style:style style:name="gr2" style:family="graphic" style:parent-style-name="standard">
      <style:graphic-properties svg:stroke-color="#000000" draw:fill-color="#ffff00" draw:textarea-horizontal-align="justify" draw:textarea-vertical-align="middle" draw:auto-grow-height="false" fo:min-height="2.45cm" fo:min-width="3.1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3.1cm"/>
    </style:style>
    <style:style style:name="gr4" style:family="graphic" style:parent-style-name="standard">
      <style:graphic-properties draw:stroke="none" svg:stroke-color="#000000" draw:fill="none" draw:fill-color="#ffffff"/>
    </style:style>
    <style:style style:name="gr5" style:family="graphic" style:parent-style-name="objectwithoutfill">
      <style:graphic-properties draw:marker-end="Arrow" draw:marker-end-width="0.3cm" draw:fill="none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.15cm" fo:min-width="0.9cm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loext:graphic-properties draw:fill-color="#ffff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6.7cm" svg:height="2.5cm" svg:x="2cm" svg:y="14.3cm">
          <text:p text:style-name="P1">BLOCK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6cm" svg:height="2.7cm" svg:x="3.6cm" svg:y="4.7cm">
          <text:p text:style-name="P1">TARO</text:p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3.6cm" svg:height="1cm" svg:x="3.6cm" svg:y="7.4cm">
          <text:p text:style-name="P1">SENSOR</text:p>
          <draw:enhanced-geometry svg:viewBox="0 0 21600 21600" draw:type="rectangle" draw:enhanced-path="M 0 0 L 21600 0 21600 21600 0 21600 0 0 Z N"/>
        </draw:custom-shape>
        <draw:frame draw:style-name="gr4" draw:text-style-name="P5" xml:id="id1" draw:id="id1" draw:layer="layout" svg:width="6.7cm" svg:height="1.6cm" svg:x="2.6cm" svg:y="2cm">
          <draw:text-box>
            <text:p>SENSORはTAROの子オブジェクトなのでTAROと一緒に動く</text:p>
          </draw:text-box>
        </draw:frame>
        <draw:connector draw:style-name="gr5" draw:text-style-name="P4" draw:layer="layout" svg:x1="2.6cm" svg:y1="2.8cm" svg:x2="3.6cm" svg:y2="7.9cm" draw:start-shape="id1" draw:start-glue-point="3" draw:end-shape="id2" svg:d="M2600 2800h-500v5100h1500" svg:viewBox="0 0 1501 5101">
          <text:p/>
        </draw:connector>
        <draw:custom-shape draw:style-name="gr1" draw:text-style-name="P2" draw:layer="layout" svg:width="6.7cm" svg:height="2.5cm" svg:x="10cm" svg:y="14.3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6cm" svg:height="2.7cm" svg:x="11.6cm" svg:y="11.6cm">
          <text:p text:style-name="P1">TARO</text:p>
          <draw:enhanced-geometry svg:viewBox="0 0 21600 21600" draw:type="rectangle" draw:enhanced-path="M 0 0 L 21600 0 21600 21600 0 21600 0 0 Z N"/>
        </draw:custom-shape>
        <draw:custom-shape draw:style-name="gr3" draw:text-style-name="P4" xml:id="id4" draw:id="id4" draw:layer="layout" svg:width="3.6cm" svg:height="1cm" svg:x="11.6cm" svg:y="14.3cm">
          <text:p text:style-name="P1">SENSOR</text:p>
          <draw:enhanced-geometry svg:viewBox="0 0 21600 21600" draw:type="rectangle" draw:enhanced-path="M 0 0 L 21600 0 21600 21600 0 21600 0 0 Z N"/>
        </draw:custom-shape>
        <draw:frame draw:style-name="gr4" draw:text-style-name="P5" xml:id="id3" draw:id="id3" draw:layer="layout" svg:width="6.9cm" svg:height="1.6cm" svg:x="10.1cm" svg:y="9.2cm">
          <draw:text-box>
            <text:p>SENSORはトリガーなのでBLOCKと重なれる</text:p>
          </draw:text-box>
        </draw:frame>
        <draw:connector draw:style-name="gr5" draw:text-style-name="P4" draw:layer="layout" svg:x1="10.1cm" svg:y1="10cm" svg:x2="11.6cm" svg:y2="14.8cm" draw:start-shape="id3" draw:start-glue-point="3" draw:end-shape="id4" draw:end-glue-point="3" svg:d="M10100 10000h-500v4800h2000" svg:viewBox="0 0 2001 4801">
          <text:p/>
        </draw:connector>
        <draw:custom-shape draw:style-name="gr6" draw:text-style-name="P6" draw:layer="layout" svg:width="1.6cm" svg:height="0.8cm" draw:transform="rotate (1.5707963267949) translate (5.1cm 10.9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UmePlus P 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1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8T10:47:31.501743178</meta:creation-date>
    <dc:date>2017-09-08T12:58:21.617780867</dc:date>
    <meta:editing-duration>PT16M31S</meta:editing-duration>
    <meta:editing-cycles>4</meta:editing-cycles>
    <meta:generator>LibreOffice/5.1.6.2$Linux_X86_64 LibreOffice_project/10m0$Build-2</meta:generator>
    <meta:document-statistic meta:object-count="11"/>
  </office:meta>
</office:document-meta>
</file>